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994" officeooo:paragraph-rsid="001f8994"/>
    </style:style>
    <style:style style:name="P2" style:family="paragraph" style:parent-style-name="Standard">
      <style:text-properties officeooo:rsid="001f8994" officeooo:paragraph-rsid="001f8994"/>
    </style:style>
    <style:style style:name="P3" style:family="paragraph" style:parent-style-name="Standard">
      <style:text-properties officeooo:rsid="001febdb" officeooo:paragraph-rsid="001febdb"/>
    </style:style>
    <style:style style:name="P4" style:family="paragraph" style:parent-style-name="Standard">
      <style:text-properties officeooo:rsid="001ff138" officeooo:paragraph-rsid="001ff138"/>
    </style:style>
    <style:style style:name="P5" style:family="paragraph" style:parent-style-name="Standard">
      <style:text-properties officeooo:rsid="00228dfa" officeooo:paragraph-rsid="00228dfa"/>
    </style:style>
    <style:style style:name="P6" style:family="paragraph" style:parent-style-name="Standard">
      <style:text-properties officeooo:rsid="00267042" officeooo:paragraph-rsid="00267042"/>
    </style:style>
    <style:style style:name="P7" style:family="paragraph" style:parent-style-name="Standard">
      <style:text-properties officeooo:rsid="00280468" officeooo:paragraph-rsid="00280468"/>
    </style:style>
    <style:style style:name="P8" style:family="paragraph" style:parent-style-name="Standard">
      <style:text-properties officeooo:rsid="00286876" officeooo:paragraph-rsid="00286876"/>
    </style:style>
    <style:style style:name="P9" style:family="paragraph" style:parent-style-name="Standard">
      <style:text-properties officeooo:rsid="0029d44f" officeooo:paragraph-rsid="0029d44f"/>
    </style:style>
    <style:style style:name="P10" style:family="paragraph" style:parent-style-name="Standard">
      <style:text-properties officeooo:rsid="002a731a" officeooo:paragraph-rsid="002a731a"/>
    </style:style>
    <style:style style:name="P11" style:family="paragraph" style:parent-style-name="Standard">
      <style:text-properties officeooo:rsid="002cb65c" officeooo:paragraph-rsid="002cb65c"/>
    </style:style>
    <style:style style:name="P12" style:family="paragraph" style:parent-style-name="Standard">
      <style:text-properties officeooo:rsid="002e7c72" officeooo:paragraph-rsid="002e7c72"/>
    </style:style>
    <style:style style:name="P13" style:family="paragraph" style:parent-style-name="Standard">
      <style:text-properties officeooo:rsid="002fda64" officeooo:paragraph-rsid="002fda64"/>
    </style:style>
    <style:style style:name="P14" style:family="paragraph" style:parent-style-name="Standard">
      <style:text-properties officeooo:rsid="00313b08" officeooo:paragraph-rsid="00313b08"/>
    </style:style>
    <style:style style:name="P15" style:family="paragraph" style:parent-style-name="Standard">
      <style:text-properties officeooo:rsid="00333337" officeooo:paragraph-rsid="00333337"/>
    </style:style>
    <style:style style:name="P16" style:family="paragraph" style:parent-style-name="Standard">
      <style:text-properties officeooo:rsid="00361746" officeooo:paragraph-rsid="00361746"/>
    </style:style>
    <style:style style:name="P17" style:family="paragraph" style:parent-style-name="Standard">
      <style:text-properties officeooo:rsid="00381535" officeooo:paragraph-rsid="00381535"/>
    </style:style>
    <style:style style:name="P18" style:family="paragraph" style:parent-style-name="Standard">
      <style:text-properties officeooo:rsid="00396130" officeooo:paragraph-rsid="00396130"/>
    </style:style>
    <style:style style:name="P19" style:family="paragraph" style:parent-style-name="Standard">
      <style:text-properties officeooo:rsid="003cc1c1" officeooo:paragraph-rsid="003cc1c1"/>
    </style:style>
    <style:style style:name="P20" style:family="paragraph" style:parent-style-name="Standard">
      <style:text-properties officeooo:rsid="003eac48" officeooo:paragraph-rsid="003eac48"/>
    </style:style>
    <style:style style:name="P21" style:family="paragraph" style:parent-style-name="Standard">
      <style:text-properties officeooo:rsid="0040278b" officeooo:paragraph-rsid="0040278b"/>
    </style:style>
    <style:style style:name="P22" style:family="paragraph" style:parent-style-name="Standard">
      <style:text-properties officeooo:rsid="00409e1f" officeooo:paragraph-rsid="00409e1f"/>
    </style:style>
    <style:style style:name="P23" style:family="paragraph" style:parent-style-name="Standard">
      <style:text-properties officeooo:rsid="0040d003" officeooo:paragraph-rsid="0040d003"/>
    </style:style>
    <style:style style:name="P24" style:family="paragraph" style:parent-style-name="Standard">
      <style:text-properties fo:font-size="13pt" officeooo:rsid="004282d3" officeooo:paragraph-rsid="004282d3" style:font-size-asian="11.3500003814697pt" style:font-size-complex="13pt"/>
    </style:style>
    <style:style style:name="P25" style:family="paragraph" style:parent-style-name="Standard">
      <style:text-properties officeooo:rsid="00428b30" officeooo:paragraph-rsid="00428b30"/>
    </style:style>
    <style:style style:name="P26" style:family="paragraph" style:parent-style-name="Standard">
      <style:text-properties officeooo:rsid="0042b0b3" officeooo:paragraph-rsid="0042b0b3"/>
    </style:style>
    <style:style style:name="P27" style:family="paragraph" style:parent-style-name="Standard">
      <style:text-properties officeooo:rsid="0042dff3" officeooo:paragraph-rsid="0042dff3"/>
    </style:style>
    <style:style style:name="T1" style:family="text">
      <style:text-properties officeooo:rsid="002376cb"/>
    </style:style>
    <style:style style:name="T2" style:family="text">
      <style:text-properties officeooo:rsid="0024a037"/>
    </style:style>
    <style:style style:name="T3" style:family="text">
      <style:text-properties officeooo:rsid="00264608"/>
    </style:style>
    <style:style style:name="T4" style:family="text">
      <style:text-properties officeooo:rsid="00264b10"/>
    </style:style>
    <style:style style:name="T5" style:family="text">
      <style:text-properties officeooo:rsid="002a731a"/>
    </style:style>
    <style:style style:name="T6" style:family="text">
      <style:text-properties officeooo:rsid="0034e0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M Career Advice</text:p>
      <text:p text:style-name="P1"/>
      <text:p text:style-name="P1">Do not call yourself an Entry Level Developer. Instead use Associate or Junior Developer</text:p>
      <text:p text:style-name="P1"/>
      <text:p text:style-name="P3">Google Me</text:p>
      <text:p text:style-name="P3">Log out of Google</text:p>
      <text:p text:style-name="P3">Search for me</text:p>
      <text:p text:style-name="P3">Pipl.com</text:p>
      <text:p text:style-name="P3">Incognito Window</text:p>
      <text:p text:style-name="P3"/>
      <text:p text:style-name="P3">Portfolio/Website</text:p>
      <text:p text:style-name="P3">Get a domain name</text:p>
      <text:p text:style-name="P3">Need a hub – central; place to find me</text:p>
      <text:p text:style-name="P3">Everything <text:s/>branches out from there</text:p>
      <text:p text:style-name="P3">- LinkedIn</text:p>
      <text:p text:style-name="P3">- Github</text:p>
      <text:p text:style-name="P3">- Twitter</text:p>
      <text:p text:style-name="P3">- Portfolio</text:p>
      <text:p text:style-name="P3">- Contact Me</text:p>
      <text:p text:style-name="P3"/>
      <text:p text:style-name="P4">Build your portfolio</text:p>
      <text:p text:style-name="P4">Keep it updated</text:p>
      <text:p text:style-name="P4">Brag Book</text:p>
      <text:p text:style-name="P4">Screen shots</text:p>
      <text:p text:style-name="P4">Megtrics</text:p>
      <text:p text:style-name="P4">Increased “x”</text:p>
      <text:p text:style-name="P4">Decreased “x”</text:p>
      <text:p text:style-name="P4">Results, what was coll about the thing</text:p>
      <text:p text:style-name="P4"/>
      <text:p text:style-name="P5">Active on LinkedIn</text:p>
      <text:p text:style-name="P5"><text:span text:style-name="T1">A nice </text:span>Head shot</text:p>
      <text:p text:style-name="P5">Headlines that say what you are looking for <text:span text:style-name="T2">(Junior Web developer looking for work)</text:span></text:p>
      <text:p text:style-name="P5">Fill out all sections</text:p>
      <text:p text:style-name="P5">personalize invites when I can <text:span text:style-name="T3">(Explain why you want to connect)</text:span></text:p>
      <text:p text:style-name="P5">Creep on others profiles</text:p>
      <text:p text:style-name="P5">Follow companies – <text:span text:style-name="T4">Like their articles and news</text:span></text:p>
      <text:p text:style-name="P5">Post status update 1-2 times per week</text:p>
      <text:p text:style-name="P5"/>
      <text:p text:style-name="P6">All star status</text:p>
      <text:p text:style-name="P6">Profile Photo</text:p>
      <text:p text:style-name="P6">Summary: Industry and location</text:p>
      <text:p text:style-name="P6">Current position and description</text:p>
      <text:p text:style-name="P6">2 previous positions</text:p>
      <text:p text:style-name="P6">Skills (at least 3)</text:p>
      <text:p text:style-name="P6">Education</text:p>
      <text:p text:style-name="P6">50 connections</text:p>
      <text:p text:style-name="P6">3 recommendations*</text:p>
      <text:p text:style-name="P6"/>
      <text:p text:style-name="P7">Find good LinkedIn profiles and borrow things from them</text:p>
      <text:p text:style-name="P8">Add Front End Masters and Online courses to your education section</text:p>
      <text:p text:style-name="P8"/>
      <text:p text:style-name="P7"/>
      <text:p text:style-name="P9"><text:soft-page-break/>Twitter – <text:span text:style-name="T5">to absorb information</text:span></text:p>
      <text:p text:style-name="P9">Tweet 2-4 times per week</text:p>
      <text:p text:style-name="P9">Follow “cool kids”</text:p>
      <text:p text:style-name="P9">Like and RT</text:p>
      <text:p text:style-name="P9">Engage with people</text:p>
      <text:p text:style-name="P9">Follow #s</text:p>
      <text:p text:style-name="P10">Use Tweet Deck</text:p>
      <text:p text:style-name="P10"/>
      <text:p text:style-name="P11">What to post</text:p>
      <text:p text:style-name="P11">Share links to:</text:p>
      <text:p text:style-name="P11">Events/Conferences</text:p>
      <text:p text:style-name="P11">Seminars/Webinars</text:p>
      <text:p text:style-name="P11">Industry articles/news/statistics/blog posts</text:p>
      <text:p text:style-name="P11">Local business articles/news/statistics/blog posts</text:p>
      <text:p text:style-name="P11">Ask/give advice</text:p>
      <text:p text:style-name="P11">Ask/answer questions</text:p>
      <text:p text:style-name="P11">Reply to others</text:p>
      <text:p text:style-name="P11">Forward others updates</text:p>
      <text:p text:style-name="P11"/>
      <text:p text:style-name="P12">Don’t ask for help. Instead ask for advice</text:p>
      <text:p text:style-name="P12">Where would you go to seek a junior developer role if you were me</text:p>
      <text:p text:style-name="P12">Where would you go to fix a bug in a web development site</text:p>
      <text:p text:style-name="P12"/>
      <text:p text:style-name="P13">Attend user group and meet ups</text:p>
      <text:p text:style-name="P13">Go to Tech.mn calendar (This is MN, I should go to TN)</text:p>
      <text:p text:style-name="P13">Find “cool kids”</text:p>
      <text:p text:style-name="P13">Say Thank You to speaker, host and sponser</text:p>
      <text:p text:style-name="P13">Hackathons</text:p>
      <text:p text:style-name="P14">Find portal for region/state to find meet ups</text:p>
      <text:p text:style-name="P14"/>
      <text:p text:style-name="P15">Find lists of companies</text:p>
      <text:p text:style-name="P15">Google for jobs</text:p>
      <text:p text:style-name="P15">Angle.co</text:p>
      <text:p text:style-name="P15">StackOverFlow</text:p>
      <text:p text:style-name="P15">Indeed</text:p>
      <text:p text:style-name="P15">Inc 5000 <text:span text:style-name="T6">(5000 of the fastest growing companies in the US)</text:span></text:p>
      <text:p text:style-name="P15">Best places to work</text:p>
      <text:p text:style-name="P15">Business Journal articles</text:p>
      <text:p text:style-name="P15"/>
      <text:p text:style-name="P16">Where should I look</text:p>
      <text:p text:style-name="P16">Big job boards</text:p>
      <text:p text:style-name="P16">Niche and local job boards</text:p>
      <text:p text:style-name="P16">LinkedIn</text:p>
      <text:p text:style-name="P16">Facebook</text:p>
      <text:p text:style-name="P16">Twitter</text:p>
      <text:p text:style-name="P16">Social Networking sites</text:p>
      <text:p text:style-name="P16">Newspapers</text:p>
      <text:p text:style-name="P16">Trade</text:p>
      <text:p text:style-name="P16">Professional association web sites</text:p>
      <text:p text:style-name="P16">Job search engines</text:p>
      <text:p text:style-name="P16">Recruiters</text:p>
      <text:p text:style-name="P16">Search firms</text:p>
      <text:p text:style-name="P16"><text:soft-page-break/>Employment Agencies</text:p>
      <text:p text:style-name="P16">Job clubs</text:p>
      <text:p text:style-name="P16"/>
      <text:p text:style-name="P17">Code Every Day</text:p>
      <text:p text:style-name="P17">Projects: Mine</text:p>
      <text:p text:style-name="P17">Projects: Open Source</text:p>
      <text:p text:style-name="P17">GitHub</text:p>
      <text:p text:style-name="P17">Volunteer with non profit</text:p>
      <text:p text:style-name="P17"/>
      <text:p text:style-name="P18">Resume</text:p>
      <text:p text:style-name="P18">Customize each resume and cover letter</text:p>
      <text:p text:style-name="P18">Have templates to work off of</text:p>
      <text:p text:style-name="P18">Beginning and end will be different</text:p>
      <text:p text:style-name="P18"/>
      <text:p text:style-name="P19">reach out higher</text:p>
      <text:p text:style-name="P19">I appreciate I don’t have the 7+ user experience you are looking for, but here is what I do have.</text:p>
      <text:p text:style-name="P20">Am I someone you would like to talk to?</text:p>
      <text:p text:style-name="P9"/>
      <text:p text:style-name="P21">Pre interview creep</text:p>
      <text:p text:style-name="P21">Google them</text:p>
      <text:p text:style-name="P21">Search LinkedIn</text:p>
      <text:p text:style-name="P21">Know everything about them and the company</text:p>
      <text:p text:style-name="P21">Find press releases, recent stories, earnings, funding, etc</text:p>
      <text:p text:style-name="P22">Looking for points of commonality</text:p>
      <text:p text:style-name="P23">What’s working, what’s not working for them</text:p>
      <text:p text:style-name="P23"/>
      <text:p text:style-name="P24">Track everything</text:p>
      <text:p text:style-name="P24">Start with..you’re not alone and here is why it may be</text:p>
      <text:p text:style-name="P24">Send a neutral, non aggressive reply back</text:p>
      <text:p text:style-name="P24">My name is Kevin, I applied WHEN and HOW for the ROLE. I hope it is not too forward of me to inquire... </text:p>
      <text:p text:style-name="P21"/>
      <text:p text:style-name="P25">Get better at telling your story</text:p>
      <text:p text:style-name="P26"/>
      <text:p text:style-name="P26">Cover letter</text:p>
      <text:p text:style-name="P26">3-5 paragraphs – Intro, closing, about me, about them, how I can benefit them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2:52:47.330089495</meta:creation-date>
    <meta:editing-duration>PT2H5M49S</meta:editing-duration>
    <meta:editing-cycles>31</meta:editing-cycles>
    <meta:generator>LibreOffice/6.4.7.2$Linux_X86_64 LibreOffice_project/40$Build-2</meta:generator>
    <dc:date>2021-11-20T14:58:50.041304100</dc:date>
    <meta:document-statistic meta:table-count="0" meta:image-count="0" meta:object-count="0" meta:page-count="3" meta:paragraph-count="118" meta:word-count="524" meta:character-count="3055" meta:non-whitespace-character-count="2643"/>
  </office:meta>
</office:document-meta>
</file>